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EGOCIACION AGROPECUARIA DEL SUR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27979963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004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TACORA CHAPARRO, MARIA ROX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30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ARECCA RIVERA, ADOLFO CLEMENTE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603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504540</text:p>
          </table:table-cell>
          <table:table-cell table:style-name="Tabla2.A2" office:value-type="string">
            <text:p text:style-name="P9">22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53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